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7" calcext:value-type="float">
            <text:p>1237</text:p>
          </table:table-cell>
          <table:table-cell table:style-name="ce7" table:formula="of:=COUNTIF([.B7:.B1000000];&quot;X&quot;)" office:value-type="float" office:value="1065" calcext:value-type="float">
            <text:p>1065</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6" calcext:value-type="float">
            <text:p>146</text:p>
          </table:table-cell>
          <table:table-cell table:style-name="ce25" table:formula="of:=SUM([.B2:.F2])" office:value-type="float" office:value="1317" calcext:value-type="float">
            <text:p>13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22:10:48.1054985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02T22:11:49.860400438</dc:date>
    <meta:editing-duration>P1DT9H3M31S</meta:editing-duration>
    <meta:editing-cycles>1227</meta:editing-cycles>
    <meta:document-statistic meta:table-count="1" meta:cell-count="7465" meta:object-count="0"/>
  </office:meta>
</office:document-meta>
</file>